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Ubuntu" svg:font-family="Ubuntu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7.16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22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12.4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PageStyle_5f_zadd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99pt double #000000" style:border-line-width="0.09mm 0.09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7" style:family="table-cell" style:parent-style-name="Default" style:data-style-name="N10084">
      <style:table-cell-properties style:diagonal-bl-tr="none" style:diagonal-tl-br="none" fo:border="0.99pt double #000000" style:border-line-width="0.09mm 0.09mm 0.18mm" style:rotation-align="none"/>
    </style:style>
    <style:style style:name="ce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</style:style>
    <style:style style:name="ce9" style:family="table-cell" style:parent-style-name="Default" style:data-style-name="N11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0" style:family="table-cell" style:parent-style-name="Default" style:data-style-name="N113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11" style:family="table-cell" style:parent-style-name="Default" style:data-style-name="N113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12" style:family="table-cell" style:parent-style-name="Default">
      <style:table-cell-properties style:diagonal-bl-tr="none" style:diagonal-tl-br="none" fo:border="0.99pt double #000000" style:border-line-width="0.09mm 0.09mm 0.18mm" style:rotation-align="none"/>
    </style:style>
    <style:style style:name="ce13" style:family="table-cell" style:parent-style-name="Default" style:data-style-name="N10125">
      <style:table-cell-properties style:diagonal-bl-tr="none" style:diagonal-tl-br="none" fo:border="0.99pt double #000000" style:border-line-width="0.09mm 0.09mm 0.18mm" style:rotation-align="none"/>
    </style:style>
    <style:style style:name="ce1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19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ce20" style:family="table-cell" style:parent-style-name="Default">
      <style:table-cell-properties style:diagonal-bl-tr="none" style:diagonal-tl-br="none" fo:border="none" style:rotation-align="none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text-outline="false" style:text-line-through-style="none" style:text-line-through-type="none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 C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style:text-outline="false" style:text-line-through-style="none" style:text-line-through-type="none" style:font-name="Arial C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 C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26" style:family="table-cell" style:parent-style-name="Default">
      <style:table-cell-properties style:text-align-source="fix" style:repeat-content="false" fo:border="0.99pt double #000000" style:border-line-width="0.09mm 0.09mm 0.18mm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0125">
      <style:table-cell-properties fo:border="0.99pt double #000000" style:border-line-width="0.09mm 0.09mm 0.18mm"/>
    </style:style>
    <style:style style:name="ce28" style:family="table-cell" style:parent-style-name="Default">
      <style:table-cell-properties style:text-align-source="fix" style:repeat-content="false" fo:border="0.99pt double #000000" style:border-line-width="0.09mm 0.09mm 0.18mm"/>
      <style:paragraph-properties fo:text-align="center" fo:margin-left="0mm"/>
      <style:text-properties style:font-name="Ubuntu" fo:font-weight="bold" style:font-name-asian="Ubuntu" style:font-weight-asian="bold" style:font-name-complex="Ubuntu" style:font-weight-complex="bold"/>
    </style:style>
    <style:style style:name="ce29" style:family="table-cell" style:parent-style-name="Default" style:data-style-name="N10125">
      <style:table-cell-properties fo:wrap-option="wrap" fo:border="0.99pt double #000000" style:border-line-width="0.09mm 0.09mm 0.18mm"/>
      <style:text-properties style:use-window-font-color="true" style:text-outline="false" style:text-line-through-style="none" style:text-line-through-type="none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99pt double #000000" style:border-line-width="0.09mm 0.09mm 0.18mm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 CE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99pt double #000000" style:border-line-width="0.09mm 0.09mm 0.18mm"/>
      <style:paragraph-properties fo:text-align="center" fo:margin-left="0mm"/>
      <style:text-properties style:font-name="Ubuntu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le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0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ennik</text:p>
          </table:table-cell>
          <table:table-cell table:style-name="ce8" office:value-type="string" calcext:value-type="string">
            <text:p>za kg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gruszki</text:p>
          </table:table-cell>
          <table:table-cell table:style-name="ce9" office:value-type="currency" office:currency="PLN" office:value="3.8" calcext:value-type="currency">
            <text:p><text:s/>3,80 zł </text:p>
          </table:table-cell>
          <table:table-cell table:number-columns-repeated="5"/>
          <table:table-cell office:value-type="string" calcext:value-type="string">
            <text:p>(mam inne dane wymyślane jeszcze na lekcji)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jabłka</text:p>
          </table:table-cell>
          <table:table-cell table:style-name="ce10" office:value-type="currency" office:currency="PLN" office:value="4.99" calcext:value-type="currency">
            <text:p><text:s/>4,99 zł 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banany</text:p>
          </table:table-cell>
          <table:table-cell table:style-name="ce10" office:value-type="currency" office:currency="PLN" office:value="5.2" calcext:value-type="currency">
            <text:p><text:s/>5,20 zł 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 calcext:value-type="string">
            <text:p>maliny</text:p>
          </table:table-cell>
          <table:table-cell table:style-name="ce10" office:value-type="currency" office:currency="PLN" office:value="9.99" calcext:value-type="currency">
            <text:p><text:s/>9,99 zł 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 calcext:value-type="string">
            <text:p>truskawki</text:p>
          </table:table-cell>
          <table:table-cell table:style-name="ce11" office:value-type="currency" office:currency="PLN" office:value="12.5" calcext:value-type="currency">
            <text:p><text:s/>12,50 zł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"/>
          <table:table-cell table:style-name="ce6" office:value-type="string" calcext:value-type="string">
            <text:p>data</text:p>
          </table:table-cell>
          <table:table-cell table:style-name="ce6" office:value-type="string" calcext:value-type="string">
            <text:p>dzień tygodnia</text:p>
          </table:table-cell>
          <table:table-cell table:style-name="ce6" office:value-type="string" calcext:value-type="string">
            <text:p>towar</text:p>
          </table:table-cell>
          <table:table-cell table:style-name="ce6" office:value-type="string" calcext:value-type="string">
            <text:p>cena</text:p>
          </table:table-cell>
          <table:table-cell table:style-name="ce6" office:value-type="string" calcext:value-type="string">
            <text:p>ilość [kg]</text:p>
          </table:table-cell>
          <table:table-cell table:style-name="ce6" office:value-type="string" calcext:value-type="string">
            <text:p>kwota</text:p>
          </table:table-cell>
          <table:table-cell table:style-name="ce6" office:value-type="string" calcext:value-type="string">
            <text:p>dzień tygodnia słownie</text:p>
          </table:table-cell>
          <table:table-cell table:style-name="ce1"/>
          <table:table-cell table:style-name="ce14" office:value-type="string" calcext:value-type="string">
            <text:p>dzień</text:p>
          </table:table-cell>
          <table:table-cell table:style-name="ce17" office:value-type="string" calcext:value-type="string">
            <text:p>średnia sprzedaż</text:p>
          </table:table-cell>
          <table:table-cell table:style-name="ce1"/>
          <table:table-cell table:style-name="ce14" office:value-type="string" calcext:value-type="string">
            <text:p>towar</text:p>
          </table:table-cell>
          <table:table-cell table:style-name="ce21" office:value-type="string" calcext:value-type="string">
            <text:p>ilość zamówień</text:p>
          </table:table-cell>
          <table:table-cell table:style-name="ce17" office:value-type="string" calcext:value-type="string">
            <text:p>wartość sprzedaży</text:p>
          </table:table-cell>
          <table:table-cell table:style-name="ce1"/>
          <table:table-cell table:style-name="ce14" office:value-type="string" calcext:value-type="string">
            <text:p>dzień tyg</text:p>
          </table:table-cell>
          <table:table-cell table:style-name="ce17" office:value-type="string" calcext:value-type="string">
            <text:p>numer dnia tyg</text:p>
          </table:table-cell>
          <table:table-cell table:number-columns-repeated="1006"/>
        </table:table-row>
        <table:table-row table:style-name="ro4">
          <table:table-cell/>
          <table:table-cell table:style-name="ce7" office:value-type="date" office:date-value="2018-09-07" calcext:value-type="date">
            <text:p>2018-09-07</text:p>
          </table:table-cell>
          <table:table-cell table:style-name="ce12" table:formula="of:=WEEKDAY([.B10];2)" office:value-type="float" office:value="5" calcext:value-type="float">
            <text:p>5</text:p>
          </table:table-cell>
          <table:table-cell table:style-name="ce12" office:value-type="string" calcext:value-type="string">
            <text:p>gruszki</text:p>
          </table:table-cell>
          <table:table-cell table:style-name="ce13" table:formula="of:=LOOKUP([.D10];[.$B$3:.$B$7];[.$C$3:.$C$7])" office:value-type="currency" office:currency="PLN" office:value="3.8" calcext:value-type="currency">
            <text:p>3,80 zł</text:p>
          </table:table-cell>
          <table:table-cell table:style-name="ce12" office:value-type="float" office:value="10" calcext:value-type="float">
            <text:p>10</text:p>
          </table:table-cell>
          <table:table-cell table:style-name="ce13" table:formula="of:=[.F10]*[.E10]" office:value-type="currency" office:currency="PLN" office:value="38" calcext:value-type="currency">
            <text:p>38,00 zł</text:p>
          </table:table-cell>
          <table:table-cell table:style-name="ce12" table:formula="of:=LOOKUP([.C10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poniedziałek</text:p>
          </table:table-cell>
          <table:table-cell table:style-name="ce18" table:formula="of:=AVERAGEIF([.$H$10:.$H$24];[.J10];[.$F$10:.$F$24])" office:value-type="float" office:value="4" calcext:value-type="float">
            <text:p>4</text:p>
          </table:table-cell>
          <table:table-cell/>
          <table:table-cell table:style-name="ce15" office:value-type="string" calcext:value-type="string">
            <text:p>gruszki</text:p>
          </table:table-cell>
          <table:table-cell table:style-name="ce22" table:formula="of:=COUNTIF([.$D$10:.$D$24];[.M10])" office:value-type="float" office:value="3" calcext:value-type="float">
            <text:p>3</text:p>
          </table:table-cell>
          <table:table-cell table:style-name="ce18" table:formula="of:=SUMIF([.$D$10:.$D$24];[.M10];[.$G$10:.$G$24])" office:value-type="float" office:value="133" calcext:value-type="float">
            <text:p>133</text:p>
          </table:table-cell>
          <table:table-cell/>
          <table:table-cell table:style-name="ce15" office:value-type="string" calcext:value-type="string">
            <text:p>poniedziałek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06"/>
        </table:table-row>
        <table:table-row table:style-name="ro4">
          <table:table-cell/>
          <table:table-cell table:style-name="ce7" office:value-type="date" office:date-value="2018-09-07" calcext:value-type="date">
            <text:p>2018-09-07</text:p>
          </table:table-cell>
          <table:table-cell table:style-name="ce12" table:formula="of:=WEEKDAY([.B11];2)" office:value-type="float" office:value="5" calcext:value-type="float">
            <text:p>5</text:p>
          </table:table-cell>
          <table:table-cell table:style-name="ce12" office:value-type="string" calcext:value-type="string">
            <text:p>maliny</text:p>
          </table:table-cell>
          <table:table-cell table:style-name="ce13" table:formula="of:=LOOKUP([.D11];[.$B$3:.$B$7];[.$C$3:.$C$7])" office:value-type="currency" office:currency="PLN" office:value="9.99" calcext:value-type="currency">
            <text:p>9,99 zł</text:p>
          </table:table-cell>
          <table:table-cell table:style-name="ce12" office:value-type="float" office:value="8" calcext:value-type="float">
            <text:p>8</text:p>
          </table:table-cell>
          <table:table-cell table:style-name="ce13" table:formula="of:=[.F11]*[.E11]" office:value-type="currency" office:currency="PLN" office:value="79.92" calcext:value-type="currency">
            <text:p>79,92 zł</text:p>
          </table:table-cell>
          <table:table-cell table:style-name="ce12" table:formula="of:=LOOKUP([.C11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wtorek</text:p>
          </table:table-cell>
          <table:table-cell table:style-name="ce18" table:formula="of:=AVERAGEIF([.$H$10:.$H$24];[.J11];[.$F$10:.$F$24])"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jabłka</text:p>
          </table:table-cell>
          <table:table-cell table:style-name="ce22" table:formula="of:=COUNTIF([.$D$10:.$D$24];[.M11])" office:value-type="float" office:value="2" calcext:value-type="float">
            <text:p>2</text:p>
          </table:table-cell>
          <table:table-cell table:style-name="ce18" table:formula="of:=SUMIF([.$D$10:.$D$24];[.M11];[.$G$10:.$G$24])" office:value-type="float" office:value="99.8" calcext:value-type="float">
            <text:p>99,8</text:p>
          </table:table-cell>
          <table:table-cell/>
          <table:table-cell table:style-name="ce15" office:value-type="string" calcext:value-type="string">
            <text:p>wtorek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06"/>
        </table:table-row>
        <table:table-row table:style-name="ro4">
          <table:table-cell/>
          <table:table-cell table:style-name="ce7" office:value-type="date" office:date-value="2018-09-07" calcext:value-type="date">
            <text:p>2018-09-07</text:p>
          </table:table-cell>
          <table:table-cell table:style-name="ce12" table:formula="of:=WEEKDAY([.B12];2)" office:value-type="float" office:value="5" calcext:value-type="float">
            <text:p>5</text:p>
          </table:table-cell>
          <table:table-cell table:style-name="ce12" office:value-type="string" calcext:value-type="string">
            <text:p>jabłka</text:p>
          </table:table-cell>
          <table:table-cell table:style-name="ce13" table:formula="of:=LOOKUP([.D12];[.$B$3:.$B$7];[.$C$3:.$C$7])" office:value-type="currency" office:currency="PLN" office:value="4.99" calcext:value-type="currency">
            <text:p>4,99 zł</text:p>
          </table:table-cell>
          <table:table-cell table:style-name="ce12" office:value-type="float" office:value="3" calcext:value-type="float">
            <text:p>3</text:p>
          </table:table-cell>
          <table:table-cell table:style-name="ce13" table:formula="of:=[.F12]*[.E12]" office:value-type="currency" office:currency="PLN" office:value="14.97" calcext:value-type="currency">
            <text:p>14,97 zł</text:p>
          </table:table-cell>
          <table:table-cell table:style-name="ce12" table:formula="of:=LOOKUP([.C12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środa</text:p>
          </table:table-cell>
          <table:table-cell table:style-name="ce18" table:formula="of:=AVERAGEIF([.$H$10:.$H$24];[.J12];[.$F$10:.$F$24])" office:value-type="float" office:value="21" calcext:value-type="float">
            <text:p>21</text:p>
          </table:table-cell>
          <table:table-cell/>
          <table:table-cell table:style-name="ce4" office:value-type="string" calcext:value-type="string">
            <text:p>banany</text:p>
          </table:table-cell>
          <table:table-cell table:style-name="ce22" table:formula="of:=COUNTIF([.$D$10:.$D$24];[.M12])" office:value-type="float" office:value="3" calcext:value-type="float">
            <text:p>3</text:p>
          </table:table-cell>
          <table:table-cell table:style-name="ce18" table:formula="of:=SUMIF([.$D$10:.$D$24];[.M12];[.$G$10:.$G$24])" office:value-type="float" office:value="52" calcext:value-type="float">
            <text:p>52</text:p>
          </table:table-cell>
          <table:table-cell/>
          <table:table-cell table:style-name="ce15" office:value-type="string" calcext:value-type="string">
            <text:p>środa</text:p>
          </table:table-cell>
          <table:table-cell table:style-name="ce25" office:value-type="float" office:value="3" calcext:value-type="float">
            <text:p>3</text:p>
          </table:table-cell>
          <table:table-cell table:number-columns-repeated="1006"/>
        </table:table-row>
        <table:table-row table:style-name="ro4">
          <table:table-cell/>
          <table:table-cell table:style-name="ce7" office:value-type="date" office:date-value="2018-09-07" calcext:value-type="date">
            <text:p>2018-09-07</text:p>
          </table:table-cell>
          <table:table-cell table:style-name="ce12" table:formula="of:=WEEKDAY([.B13];2)" office:value-type="float" office:value="5" calcext:value-type="float">
            <text:p>5</text:p>
          </table:table-cell>
          <table:table-cell table:style-name="ce12" office:value-type="string" calcext:value-type="string">
            <text:p>truskawki</text:p>
          </table:table-cell>
          <table:table-cell table:style-name="ce13" table:formula="of:=LOOKUP([.D13];[.$B$3:.$B$7];[.$C$3:.$C$7])" office:value-type="currency" office:currency="PLN" office:value="12.5" calcext:value-type="currency">
            <text:p>12,50 zł</text:p>
          </table:table-cell>
          <table:table-cell table:style-name="ce12" office:value-type="float" office:value="4" calcext:value-type="float">
            <text:p>4</text:p>
          </table:table-cell>
          <table:table-cell table:style-name="ce13" table:formula="of:=[.F13]*[.E13]" office:value-type="currency" office:currency="PLN" office:value="50" calcext:value-type="currency">
            <text:p>50,00 zł</text:p>
          </table:table-cell>
          <table:table-cell table:style-name="ce12" table:formula="of:=LOOKUP([.C13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czwartek</text:p>
          </table:table-cell>
          <table:table-cell table:style-name="ce18" table:formula="of:=AVERAGEIF([.$H$10:.$H$24];[.J13];[.$F$10:.$F$24])" office:value-type="float" office:value="4.5" calcext:value-type="float">
            <text:p>4,5</text:p>
          </table:table-cell>
          <table:table-cell/>
          <table:table-cell table:style-name="ce4" office:value-type="string" calcext:value-type="string">
            <text:p>maliny</text:p>
          </table:table-cell>
          <table:table-cell table:style-name="ce22" table:formula="of:=COUNTIF([.$D$10:.$D$24];[.M13])" office:value-type="float" office:value="4" calcext:value-type="float">
            <text:p>4</text:p>
          </table:table-cell>
          <table:table-cell table:style-name="ce18" table:formula="of:=SUMIF([.$D$10:.$D$24];[.M13];[.$G$10:.$G$24])" office:value-type="float" office:value="249.75" calcext:value-type="float">
            <text:p>249,75</text:p>
          </table:table-cell>
          <table:table-cell/>
          <table:table-cell table:style-name="ce15" office:value-type="string" calcext:value-type="string">
            <text:p>czwartek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06"/>
        </table:table-row>
        <table:table-row table:style-name="ro4">
          <table:table-cell/>
          <table:table-cell table:style-name="ce7" office:value-type="date" office:date-value="2018-09-07" calcext:value-type="date">
            <text:p>2018-09-07</text:p>
          </table:table-cell>
          <table:table-cell table:style-name="ce12" table:formula="of:=WEEKDAY([.B14];2)" office:value-type="float" office:value="5" calcext:value-type="float">
            <text:p>5</text:p>
          </table:table-cell>
          <table:table-cell table:style-name="ce12" office:value-type="string" calcext:value-type="string">
            <text:p>banany</text:p>
          </table:table-cell>
          <table:table-cell table:style-name="ce13" table:formula="of:=LOOKUP([.D14];[.$B$3:.$B$7];[.$C$3:.$C$7])" office:value-type="currency" office:currency="PLN" office:value="5.2" calcext:value-type="currency">
            <text:p>5,20 zł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F14]*[.E14]" office:value-type="currency" office:currency="PLN" office:value="10.4" calcext:value-type="currency">
            <text:p>10,40 zł</text:p>
          </table:table-cell>
          <table:table-cell table:style-name="ce12" table:formula="of:=LOOKUP([.C14];[.$R$10:.$R$16];[.$Q$10:.$Q$16])" office:value-type="string" office:string-value="piątek" calcext:value-type="string">
            <text:p>piątek</text:p>
          </table:table-cell>
          <table:table-cell/>
          <table:table-cell table:style-name="ce15" office:value-type="string" calcext:value-type="string">
            <text:p>piątek</text:p>
          </table:table-cell>
          <table:table-cell table:style-name="ce18" table:formula="of:=AVERAGEIF([.$H$10:.$H$24];[.J14];[.$F$10:.$F$24])" office:value-type="float" office:value="5.4" calcext:value-type="float">
            <text:p>5,4</text:p>
          </table:table-cell>
          <table:table-cell/>
          <table:table-cell table:style-name="ce5" office:value-type="string" calcext:value-type="string">
            <text:p>truskawki</text:p>
          </table:table-cell>
          <table:table-cell table:style-name="ce23" table:formula="of:=COUNTIF([.$D$10:.$D$24];[.M14])" office:value-type="float" office:value="3" calcext:value-type="float">
            <text:p>3</text:p>
          </table:table-cell>
          <table:table-cell table:style-name="ce24" table:formula="of:=SUMIF([.$D$10:.$D$24];[.M14];[.$G$10:.$G$24])" office:value-type="float" office:value="200" calcext:value-type="float">
            <text:p>200</text:p>
          </table:table-cell>
          <table:table-cell/>
          <table:table-cell table:style-name="ce15" office:value-type="string" calcext:value-type="string">
            <text:p>piątek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1006"/>
        </table:table-row>
        <table:table-row table:style-name="ro4">
          <table:table-cell/>
          <table:table-cell table:style-name="ce7" office:value-type="date" office:date-value="2018-09-08" calcext:value-type="date">
            <text:p>2018-09-08</text:p>
          </table:table-cell>
          <table:table-cell table:style-name="ce12" table:formula="of:=WEEKDAY([.B15];2)" office:value-type="float" office:value="6" calcext:value-type="float">
            <text:p>6</text:p>
          </table:table-cell>
          <table:table-cell table:style-name="ce12" office:value-type="string" calcext:value-type="string">
            <text:p>banany</text:p>
          </table:table-cell>
          <table:table-cell table:style-name="ce13" table:formula="of:=LOOKUP([.D15];[.$B$3:.$B$7];[.$C$3:.$C$7])" office:value-type="currency" office:currency="PLN" office:value="5.2" calcext:value-type="currency">
            <text:p>5,20 zł</text:p>
          </table:table-cell>
          <table:table-cell table:style-name="ce12" office:value-type="float" office:value="5" calcext:value-type="float">
            <text:p>5</text:p>
          </table:table-cell>
          <table:table-cell table:style-name="ce13" table:formula="of:=[.F15]*[.E15]" office:value-type="currency" office:currency="PLN" office:value="26" calcext:value-type="currency">
            <text:p>26,00 zł</text:p>
          </table:table-cell>
          <table:table-cell table:style-name="ce12" table:formula="of:=LOOKUP([.C15];[.$R$10:.$R$16];[.$Q$10:.$Q$16])" office:value-type="string" office:string-value="sobota" calcext:value-type="string">
            <text:p>sobota</text:p>
          </table:table-cell>
          <table:table-cell/>
          <table:table-cell table:style-name="ce15" office:value-type="string" calcext:value-type="string">
            <text:p>sobota</text:p>
          </table:table-cell>
          <table:table-cell table:style-name="ce18" table:formula="of:=AVERAGEIF([.$H$10:.$H$24];[.J15];[.$F$10:.$F$24])" office:value-type="float" office:value="5" calcext:value-type="float">
            <text:p>5</text:p>
          </table:table-cell>
          <table:table-cell/>
          <table:table-cell table:style-name="ce20"/>
          <table:table-cell table:number-columns-repeated="3"/>
          <table:table-cell table:style-name="ce15" office:value-type="string" calcext:value-type="string">
            <text:p>sobota</text:p>
          </table:table-cell>
          <table:table-cell table:style-name="ce25" office:value-type="float" office:value="6" calcext:value-type="float">
            <text:p>6</text:p>
          </table:table-cell>
          <table:table-cell table:number-columns-repeated="1006"/>
        </table:table-row>
        <table:table-row table:style-name="ro4">
          <table:table-cell/>
          <table:table-cell table:style-name="ce7" office:value-type="date" office:date-value="2018-09-09" calcext:value-type="date">
            <text:p>2018-09-09</text:p>
          </table:table-cell>
          <table:table-cell table:style-name="ce12" table:formula="of:=WEEKDAY([.B16];2)" office:value-type="float" office:value="7" calcext:value-type="float">
            <text:p>7</text:p>
          </table:table-cell>
          <table:table-cell table:style-name="ce12" office:value-type="string" calcext:value-type="string">
            <text:p>truskawki</text:p>
          </table:table-cell>
          <table:table-cell table:style-name="ce13" table:formula="of:=LOOKUP([.D16];[.$B$3:.$B$7];[.$C$3:.$C$7])" office:value-type="currency" office:currency="PLN" office:value="12.5" calcext:value-type="currency">
            <text:p>12,50 zł</text:p>
          </table:table-cell>
          <table:table-cell table:style-name="ce12" office:value-type="float" office:value="6" calcext:value-type="float">
            <text:p>6</text:p>
          </table:table-cell>
          <table:table-cell table:style-name="ce13" table:formula="of:=[.F16]*[.E16]" office:value-type="currency" office:currency="PLN" office:value="75" calcext:value-type="currency">
            <text:p>75,00 zł</text:p>
          </table:table-cell>
          <table:table-cell table:style-name="ce12" table:formula="of:=LOOKUP([.C16];[.$R$10:.$R$16];[.$Q$10:.$Q$16])" office:value-type="string" office:string-value="niedziela" calcext:value-type="string">
            <text:p>niedziela</text:p>
          </table:table-cell>
          <table:table-cell/>
          <table:table-cell table:style-name="ce16" office:value-type="string" calcext:value-type="string">
            <text:p>niedziela</text:p>
          </table:table-cell>
          <table:table-cell table:style-name="ce19" table:formula="of:=AVERAGEIF([.$H$10:.$H$24];[.J16];[.$F$10:.$F$24])" office:value-type="float" office:value="8.5" calcext:value-type="float">
            <text:p>8,5</text:p>
          </table:table-cell>
          <table:table-cell table:number-columns-repeated="5"/>
          <table:table-cell table:style-name="ce16" office:value-type="string" calcext:value-type="string">
            <text:p>niedziela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006"/>
        </table:table-row>
        <table:table-row table:style-name="ro4">
          <table:table-cell/>
          <table:table-cell table:style-name="ce7" office:value-type="date" office:date-value="2018-09-09" calcext:value-type="date">
            <text:p>2018-09-09</text:p>
          </table:table-cell>
          <table:table-cell table:style-name="ce12" table:formula="of:=WEEKDAY([.B17];2)" office:value-type="float" office:value="7" calcext:value-type="float">
            <text:p>7</text:p>
          </table:table-cell>
          <table:table-cell table:style-name="ce12" office:value-type="string" calcext:value-type="string">
            <text:p>jabłka</text:p>
          </table:table-cell>
          <table:table-cell table:style-name="ce13" table:formula="of:=LOOKUP([.D17];[.$B$3:.$B$7];[.$C$3:.$C$7])" office:value-type="currency" office:currency="PLN" office:value="4.99" calcext:value-type="currency">
            <text:p>4,99 zł</text:p>
          </table:table-cell>
          <table:table-cell table:style-name="ce12" office:value-type="float" office:value="17" calcext:value-type="float">
            <text:p>17</text:p>
          </table:table-cell>
          <table:table-cell table:style-name="ce13" table:formula="of:=[.F17]*[.E17]" office:value-type="currency" office:currency="PLN" office:value="84.83" calcext:value-type="currency">
            <text:p>84,83 zł</text:p>
          </table:table-cell>
          <table:table-cell table:style-name="ce12" table:formula="of:=LOOKUP([.C17];[.$R$10:.$R$16];[.$Q$10:.$Q$16])" office:value-type="string" office:string-value="niedziela" calcext:value-type="string">
            <text:p>niedziela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date" office:date-value="2018-09-09" calcext:value-type="date">
            <text:p>2018-09-09</text:p>
          </table:table-cell>
          <table:table-cell table:style-name="ce12" table:formula="of:=WEEKDAY([.B18];2)" office:value-type="float" office:value="7" calcext:value-type="float">
            <text:p>7</text:p>
          </table:table-cell>
          <table:table-cell table:style-name="ce12" office:value-type="string" calcext:value-type="string">
            <text:p>maliny</text:p>
          </table:table-cell>
          <table:table-cell table:style-name="ce13" table:formula="of:=LOOKUP([.D18];[.$B$3:.$B$7];[.$C$3:.$C$7])" office:value-type="currency" office:currency="PLN" office:value="9.99" calcext:value-type="currency">
            <text:p>9,99 zł</text:p>
          </table:table-cell>
          <table:table-cell table:style-name="ce12" office:value-type="float" office:value="9" calcext:value-type="float">
            <text:p>9</text:p>
          </table:table-cell>
          <table:table-cell table:style-name="ce13" table:formula="of:=[.F18]*[.E18]" office:value-type="currency" office:currency="PLN" office:value="89.91" calcext:value-type="currency">
            <text:p>89,91 zł</text:p>
          </table:table-cell>
          <table:table-cell table:style-name="ce12" table:formula="of:=LOOKUP([.C18];[.$R$10:.$R$16];[.$Q$10:.$Q$16])" office:value-type="string" office:string-value="niedziela" calcext:value-type="string">
            <text:p>niedziela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date" office:date-value="2018-09-09" calcext:value-type="date">
            <text:p>2018-09-09</text:p>
          </table:table-cell>
          <table:table-cell table:style-name="ce12" table:formula="of:=WEEKDAY([.B19];2)" office:value-type="float" office:value="7" calcext:value-type="float">
            <text:p>7</text:p>
          </table:table-cell>
          <table:table-cell table:style-name="ce12" office:value-type="string" calcext:value-type="string">
            <text:p>maliny</text:p>
          </table:table-cell>
          <table:table-cell table:style-name="ce13" table:formula="of:=LOOKUP([.D19];[.$B$3:.$B$7];[.$C$3:.$C$7])" office:value-type="currency" office:currency="PLN" office:value="9.99" calcext:value-type="currency">
            <text:p>9,99 zł</text:p>
          </table:table-cell>
          <table:table-cell table:style-name="ce12" office:value-type="float" office:value="2" calcext:value-type="float">
            <text:p>2</text:p>
          </table:table-cell>
          <table:table-cell table:style-name="ce13" table:formula="of:=[.F19]*[.E19]" office:value-type="currency" office:currency="PLN" office:value="19.98" calcext:value-type="currency">
            <text:p>19,98 zł</text:p>
          </table:table-cell>
          <table:table-cell table:style-name="ce12" table:formula="of:=LOOKUP([.C19];[.$R$10:.$R$16];[.$Q$10:.$Q$16])" office:value-type="string" office:string-value="niedziela" calcext:value-type="string">
            <text:p>niedziela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date" office:date-value="2018-09-10" calcext:value-type="date">
            <text:p>2018-09-10</text:p>
          </table:table-cell>
          <table:table-cell table:style-name="ce12" table:formula="of:=WEEKDAY([.B20];2)" office:value-type="float" office:value="1" calcext:value-type="float">
            <text:p>1</text:p>
          </table:table-cell>
          <table:table-cell table:style-name="ce12" office:value-type="string" calcext:value-type="string">
            <text:p>gruszki</text:p>
          </table:table-cell>
          <table:table-cell table:style-name="ce13" table:formula="of:=LOOKUP([.D20];[.$B$3:.$B$7];[.$C$3:.$C$7])" office:value-type="currency" office:currency="PLN" office:value="3.8" calcext:value-type="currency">
            <text:p>3,80 zł</text:p>
          </table:table-cell>
          <table:table-cell table:style-name="ce12" office:value-type="float" office:value="4" calcext:value-type="float">
            <text:p>4</text:p>
          </table:table-cell>
          <table:table-cell table:style-name="ce13" table:formula="of:=[.F20]*[.E20]" office:value-type="currency" office:currency="PLN" office:value="15.2" calcext:value-type="currency">
            <text:p>15,20 zł</text:p>
          </table:table-cell>
          <table:table-cell table:style-name="ce12" table:formula="of:=LOOKUP([.C20];[.$R$10:.$R$16];[.$Q$10:.$Q$16])" office:value-type="string" office:string-value="poniedziałek" calcext:value-type="string">
            <text:p>poniedziałek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date" office:date-value="2018-09-11" calcext:value-type="date">
            <text:p>2018-09-11</text:p>
          </table:table-cell>
          <table:table-cell table:style-name="ce12" table:formula="of:=WEEKDAY([.B21];2)" office:value-type="float" office:value="2" calcext:value-type="float">
            <text:p>2</text:p>
          </table:table-cell>
          <table:table-cell table:style-name="ce12" office:value-type="string" calcext:value-type="string">
            <text:p>truskawki</text:p>
          </table:table-cell>
          <table:table-cell table:style-name="ce13" table:formula="of:=LOOKUP([.D21];[.$B$3:.$B$7];[.$C$3:.$C$7])" office:value-type="currency" office:currency="PLN" office:value="12.5" calcext:value-type="currency">
            <text:p>12,50 zł</text:p>
          </table:table-cell>
          <table:table-cell table:style-name="ce12" office:value-type="float" office:value="6" calcext:value-type="float">
            <text:p>6</text:p>
          </table:table-cell>
          <table:table-cell table:style-name="ce13" table:formula="of:=[.F21]*[.E21]" office:value-type="currency" office:currency="PLN" office:value="75" calcext:value-type="currency">
            <text:p>75,00 zł</text:p>
          </table:table-cell>
          <table:table-cell table:style-name="ce12" table:formula="of:=LOOKUP([.C21];[.$R$10:.$R$16];[.$Q$10:.$Q$16])" office:value-type="string" office:string-value="wtorek" calcext:value-type="string">
            <text:p>wtorek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date" office:date-value="2018-09-12" calcext:value-type="date">
            <text:p>2018-09-12</text:p>
          </table:table-cell>
          <table:table-cell table:style-name="ce12" table:formula="of:=WEEKDAY([.B22];2)" office:value-type="float" office:value="3" calcext:value-type="float">
            <text:p>3</text:p>
          </table:table-cell>
          <table:table-cell table:style-name="ce12" office:value-type="string" calcext:value-type="string">
            <text:p>gruszki</text:p>
          </table:table-cell>
          <table:table-cell table:style-name="ce13" table:formula="of:=LOOKUP([.D22];[.$B$3:.$B$7];[.$C$3:.$C$7])" office:value-type="currency" office:currency="PLN" office:value="3.8" calcext:value-type="currency">
            <text:p>3,80 zł</text:p>
          </table:table-cell>
          <table:table-cell table:style-name="ce12" office:value-type="float" office:value="21" calcext:value-type="float">
            <text:p>21</text:p>
          </table:table-cell>
          <table:table-cell table:style-name="ce13" table:formula="of:=[.F22]*[.E22]" office:value-type="currency" office:currency="PLN" office:value="79.8" calcext:value-type="currency">
            <text:p>79,80 zł</text:p>
          </table:table-cell>
          <table:table-cell table:style-name="ce12" table:formula="of:=LOOKUP([.C22];[.$R$10:.$R$16];[.$Q$10:.$Q$16])" office:value-type="string" office:string-value="środa" calcext:value-type="string">
            <text:p>środa</text:p>
          </table:table-cell>
          <table:table-cell table:number-columns-repeated="3"/>
          <table:table-cell office:value-type="string" calcext:value-type="string">
            <text:p>Róża Wójcicka 2ag</text:p>
          </table:table-cell>
          <table:table-cell table:number-columns-repeated="1012"/>
        </table:table-row>
        <table:table-row table:style-name="ro4">
          <table:table-cell/>
          <table:table-cell table:style-name="ce7" office:value-type="date" office:date-value="2018-09-13" calcext:value-type="date">
            <text:p>2018-09-13</text:p>
          </table:table-cell>
          <table:table-cell table:style-name="ce12" table:formula="of:=WEEKDAY([.B23];2)" office:value-type="float" office:value="4" calcext:value-type="float">
            <text:p>4</text:p>
          </table:table-cell>
          <table:table-cell table:style-name="ce12" office:value-type="string" calcext:value-type="string">
            <text:p>maliny</text:p>
          </table:table-cell>
          <table:table-cell table:style-name="ce13" table:formula="of:=LOOKUP([.D23];[.$B$3:.$B$7];[.$C$3:.$C$7])" office:value-type="currency" office:currency="PLN" office:value="9.99" calcext:value-type="currency">
            <text:p>9,99 zł</text:p>
          </table:table-cell>
          <table:table-cell table:style-name="ce12" office:value-type="float" office:value="6" calcext:value-type="float">
            <text:p>6</text:p>
          </table:table-cell>
          <table:table-cell table:style-name="ce13" table:formula="of:=[.F23]*[.E23]" office:value-type="currency" office:currency="PLN" office:value="59.94" calcext:value-type="currency">
            <text:p>59,94 zł</text:p>
          </table:table-cell>
          <table:table-cell table:style-name="ce12" table:formula="of:=LOOKUP([.C23];[.$R$10:.$R$16];[.$Q$10:.$Q$16])" office:value-type="string" office:string-value="czwartek" calcext:value-type="string">
            <text:p>czwartek</text:p>
          </table:table-cell>
          <table:table-cell table:number-columns-repeated="1016"/>
        </table:table-row>
        <table:table-row table:style-name="ro4">
          <table:table-cell/>
          <table:table-cell table:style-name="ce7" office:value-type="date" office:date-value="2018-09-13" calcext:value-type="date">
            <text:p>2018-09-13</text:p>
          </table:table-cell>
          <table:table-cell table:style-name="ce12" table:formula="of:=WEEKDAY([.B24];2)" office:value-type="float" office:value="4" calcext:value-type="float">
            <text:p>4</text:p>
          </table:table-cell>
          <table:table-cell table:style-name="ce12" office:value-type="string" calcext:value-type="string">
            <text:p>banany</text:p>
          </table:table-cell>
          <table:table-cell table:style-name="ce13" table:formula="of:=LOOKUP([.D24];[.$B$3:.$B$7];[.$C$3:.$C$7])" office:value-type="currency" office:currency="PLN" office:value="5.2" calcext:value-type="currency">
            <text:p>5,20 zł</text:p>
          </table:table-cell>
          <table:table-cell table:style-name="ce12" office:value-type="float" office:value="3" calcext:value-type="float">
            <text:p>3</text:p>
          </table:table-cell>
          <table:table-cell table:style-name="ce13" table:formula="of:=[.F24]*[.E24]" office:value-type="currency" office:currency="PLN" office:value="15.6" calcext:value-type="currency">
            <text:p>15,60 zł</text:p>
          </table:table-cell>
          <table:table-cell table:style-name="ce12" table:formula="of:=LOOKUP([.C24];[.$R$10:.$R$16];[.$Q$10:.$Q$16])" office:value-type="string" office:string-value="czwartek" calcext:value-type="string">
            <text:p>czwartek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ntor" table:style-name="ta2">
        <table:table-column table:style-name="co5" table:default-cell-style-name="Default"/>
        <table:table-column table:style-name="co5" table:number-columns-repeated="7" table:default-cell-style-name="ce13"/>
        <table:table-column table:style-name="co5" table:default-cell-style-name="Default"/>
        <table:table-row table:style-name="ro4">
          <table:table-cell/>
          <table:table-cell table:style-name="Default" table:number-columns-repeated="7"/>
          <table:table-cell/>
        </table:table-row>
        <table:table-row table:style-name="ro4">
          <table:table-cell/>
          <table:table-cell table:style-name="ce26" office:value-type="string" calcext:value-type="string">
            <text:p>KURS</text:p>
          </table:table-cell>
          <table:table-cell table:style-name="ce28" office:value-type="string" calcext:value-type="string">
            <text:p>€</text:p>
          </table:table-cell>
          <table:table-cell table:style-name="ce26" office:value-type="string" calcext:value-type="string">
            <text:p>$</text:p>
          </table:table-cell>
          <table:table-cell table:style-name="ce31" office:value-type="string" calcext:value-type="string">
            <text:p>£</text:p>
          </table:table-cell>
          <table:table-cell table:style-name="ce26" office:value-type="string" calcext:value-type="string">
            <text:p>Kr</text:p>
          </table:table-cell>
          <table:table-cell table:style-name="ce31" office:value-type="string" calcext:value-type="string">
            <text:p>¥</text:p>
          </table:table-cell>
          <table:table-cell table:style-name="ce26" office:value-type="string" calcext:value-type="string">
            <text:p>Fr</text:p>
          </table:table-cell>
          <table:table-cell/>
        </table:table-row>
        <table:table-row table:style-name="ro4">
          <table:table-cell/>
          <table:table-cell table:style-name="ce27"/>
          <table:table-cell table:style-name="ce29" office:value-type="currency" office:currency="PLN" office:value="4.45663508" calcext:value-type="currency">
            <text:p>4,46 zł</text:p>
          </table:table-cell>
          <table:table-cell table:style-name="ce27" office:value-type="currency" office:currency="PLN" office:value="3.76447913" calcext:value-type="currency">
            <text:p>3,76 zł</text:p>
          </table:table-cell>
          <table:table-cell table:style-name="ce27" office:value-type="currency" office:currency="PLN" office:value="5.00280454" calcext:value-type="currency">
            <text:p>5,00 zł</text:p>
          </table:table-cell>
          <table:table-cell table:style-name="ce29" office:value-type="currency" office:currency="PLN" office:value="0.168298568" calcext:value-type="currency">
            <text:p>0,17 zł</text:p>
          </table:table-cell>
          <table:table-cell table:style-name="ce27" office:value-type="currency" office:currency="PLN" office:value="3.531" calcext:value-type="currency">
            <text:p>3,53 zł</text:p>
          </table:table-cell>
          <table:table-cell table:style-name="ce27" office:value-type="currency" office:currency="PLN" office:value="4.12389654" calcext:value-type="currency">
            <text:p>4,12 zł</text:p>
          </table:table-cell>
          <table:table-cell/>
        </table:table-row>
        <table:table-row table:style-name="ro4">
          <table:table-cell/>
          <table:table-cell table:style-name="Default" table:number-columns-repeated="7"/>
          <table:table-cell/>
        </table:table-row>
        <table:table-row table:style-name="ro5">
          <table:table-cell/>
          <table:table-cell table:style-name="ce6" office:value-type="string" calcext:value-type="string">
            <text:p>kwota</text:p>
          </table:table-cell>
          <table:table-cell table:style-name="ce6" office:value-type="string" calcext:value-type="string">
            <text:p>zapłata w euro</text:p>
          </table:table-cell>
          <table:table-cell table:style-name="ce30" office:value-type="string" calcext:value-type="string">
            <text:p>zapłata w dolarach</text:p>
          </table:table-cell>
          <table:table-cell table:style-name="ce30" office:value-type="string" calcext:value-type="string">
            <text:p>zapłata w funtach</text:p>
          </table:table-cell>
          <table:table-cell table:style-name="ce30" office:value-type="string" calcext:value-type="string">
            <text:p>zapłata w koronach</text:p>
          </table:table-cell>
          <table:table-cell table:style-name="ce30" office:value-type="string" calcext:value-type="string">
            <text:p>zapłata w jenach</text:p>
          </table:table-cell>
          <table:table-cell table:style-name="ce30" office:value-type="string" calcext:value-type="string">
            <text:p>zapłata we frankach szwajcarskich</text:p>
          </table:table-cell>
          <table:table-cell/>
        </table:table-row>
        <table:table-row table:style-name="ro4">
          <table:table-cell/>
          <table:table-cell table:formula="of:=[$sklep.G10]" office:value-type="currency" office:currency="PLN" office:value="38" calcext:value-type="currency">
            <text:p>38,00 zł</text:p>
          </table:table-cell>
          <table:table-cell table:formula="of:=[.C$3]*[.$B6]" office:value-type="currency" office:currency="PLN" office:value="169.35213304" calcext:value-type="currency">
            <text:p>169,35 zł</text:p>
          </table:table-cell>
          <table:table-cell table:formula="of:=[.D$3]*[.$B6]" office:value-type="currency" office:currency="PLN" office:value="143.05020694" calcext:value-type="currency">
            <text:p>143,05 zł</text:p>
          </table:table-cell>
          <table:table-cell table:formula="of:=[.E$3]*[.$B6]" office:value-type="currency" office:currency="PLN" office:value="190.10657252" calcext:value-type="currency">
            <text:p>190,11 zł</text:p>
          </table:table-cell>
          <table:table-cell table:formula="of:=[.F$3]*[.$B6]" office:value-type="currency" office:currency="PLN" office:value="6.395345584" calcext:value-type="currency">
            <text:p>6,40 zł</text:p>
          </table:table-cell>
          <table:table-cell table:formula="of:=[.G$3]*[.$B6]" office:value-type="currency" office:currency="PLN" office:value="134.178" calcext:value-type="currency">
            <text:p>134,18 zł</text:p>
          </table:table-cell>
          <table:table-cell table:formula="of:=[.H$3]*[.$B6]" office:value-type="currency" office:currency="PLN" office:value="156.70806852" calcext:value-type="currency">
            <text:p>156,71 zł</text:p>
          </table:table-cell>
          <table:table-cell/>
        </table:table-row>
        <table:table-row table:style-name="ro4">
          <table:table-cell/>
          <table:table-cell table:formula="of:=[$sklep.G11]" office:value-type="currency" office:currency="PLN" office:value="79.92" calcext:value-type="currency">
            <text:p>79,92 zł</text:p>
          </table:table-cell>
          <table:table-cell table:formula="of:=[.C$3]*[.$B7]" office:value-type="currency" office:currency="PLN" office:value="356.1742755936" calcext:value-type="currency">
            <text:p>356,17 zł</text:p>
          </table:table-cell>
          <table:table-cell table:formula="of:=[.D$3]*[.$B7]" office:value-type="currency" office:currency="PLN" office:value="300.8571720696" calcext:value-type="currency">
            <text:p>300,86 zł</text:p>
          </table:table-cell>
          <table:table-cell table:formula="of:=[.E$3]*[.$B7]" office:value-type="currency" office:currency="PLN" office:value="399.8241388368" calcext:value-type="currency">
            <text:p>399,82 zł</text:p>
          </table:table-cell>
          <table:table-cell table:formula="of:=[.F$3]*[.$B7]" office:value-type="currency" office:currency="PLN" office:value="13.45042155456" calcext:value-type="currency">
            <text:p>13,45 zł</text:p>
          </table:table-cell>
          <table:table-cell table:formula="of:=[.G$3]*[.$B7]" office:value-type="currency" office:currency="PLN" office:value="282.19752" calcext:value-type="currency">
            <text:p>282,20 zł</text:p>
          </table:table-cell>
          <table:table-cell table:formula="of:=[.H$3]*[.$B7]" office:value-type="currency" office:currency="PLN" office:value="329.5818114768" calcext:value-type="currency">
            <text:p>329,58 zł</text:p>
          </table:table-cell>
          <table:table-cell/>
        </table:table-row>
        <table:table-row table:style-name="ro4">
          <table:table-cell/>
          <table:table-cell table:formula="of:=[$sklep.G12]" office:value-type="currency" office:currency="PLN" office:value="14.97" calcext:value-type="currency">
            <text:p>14,97 zł</text:p>
          </table:table-cell>
          <table:table-cell table:formula="of:=[.C$3]*[.$B8]" office:value-type="currency" office:currency="PLN" office:value="66.7158271476" calcext:value-type="currency">
            <text:p>66,72 zł</text:p>
          </table:table-cell>
          <table:table-cell table:formula="of:=[.D$3]*[.$B8]" office:value-type="currency" office:currency="PLN" office:value="56.3542525761" calcext:value-type="currency">
            <text:p>56,35 zł</text:p>
          </table:table-cell>
          <table:table-cell table:formula="of:=[.E$3]*[.$B8]" office:value-type="currency" office:currency="PLN" office:value="74.8919839638" calcext:value-type="currency">
            <text:p>74,89 zł</text:p>
          </table:table-cell>
          <table:table-cell table:formula="of:=[.F$3]*[.$B8]" office:value-type="currency" office:currency="PLN" office:value="2.51942956296" calcext:value-type="currency">
            <text:p>2,52 zł</text:p>
          </table:table-cell>
          <table:table-cell table:formula="of:=[.G$3]*[.$B8]" office:value-type="currency" office:currency="PLN" office:value="52.85907" calcext:value-type="currency">
            <text:p>52,86 zł</text:p>
          </table:table-cell>
          <table:table-cell table:formula="of:=[.H$3]*[.$B8]" office:value-type="currency" office:currency="PLN" office:value="61.7347312038" calcext:value-type="currency">
            <text:p>61,73 zł</text:p>
          </table:table-cell>
          <table:table-cell/>
        </table:table-row>
        <table:table-row table:style-name="ro4">
          <table:table-cell/>
          <table:table-cell table:formula="of:=[$sklep.G13]" office:value-type="currency" office:currency="PLN" office:value="50" calcext:value-type="currency">
            <text:p>50,00 zł</text:p>
          </table:table-cell>
          <table:table-cell table:formula="of:=[.C$3]*[.$B9]" office:value-type="currency" office:currency="PLN" office:value="222.831754" calcext:value-type="currency">
            <text:p>222,83 zł</text:p>
          </table:table-cell>
          <table:table-cell table:formula="of:=[.D$3]*[.$B9]" office:value-type="currency" office:currency="PLN" office:value="188.2239565" calcext:value-type="currency">
            <text:p>188,22 zł</text:p>
          </table:table-cell>
          <table:table-cell table:formula="of:=[.E$3]*[.$B9]" office:value-type="currency" office:currency="PLN" office:value="250.140227" calcext:value-type="currency">
            <text:p>250,14 zł</text:p>
          </table:table-cell>
          <table:table-cell table:formula="of:=[.F$3]*[.$B9]" office:value-type="currency" office:currency="PLN" office:value="8.4149284" calcext:value-type="currency">
            <text:p>8,41 zł</text:p>
          </table:table-cell>
          <table:table-cell table:formula="of:=[.G$3]*[.$B9]" office:value-type="currency" office:currency="PLN" office:value="176.55" calcext:value-type="currency">
            <text:p>176,55 zł</text:p>
          </table:table-cell>
          <table:table-cell table:formula="of:=[.H$3]*[.$B9]" office:value-type="currency" office:currency="PLN" office:value="206.194827" calcext:value-type="currency">
            <text:p>206,19 zł</text:p>
          </table:table-cell>
          <table:table-cell/>
        </table:table-row>
        <table:table-row table:style-name="ro4">
          <table:table-cell/>
          <table:table-cell table:formula="of:=[$sklep.G14]" office:value-type="currency" office:currency="PLN" office:value="10.4" calcext:value-type="currency">
            <text:p>10,40 zł</text:p>
          </table:table-cell>
          <table:table-cell table:formula="of:=[.C$3]*[.$B10]" office:value-type="currency" office:currency="PLN" office:value="46.349004832" calcext:value-type="currency">
            <text:p>46,35 zł</text:p>
          </table:table-cell>
          <table:table-cell table:formula="of:=[.D$3]*[.$B10]" office:value-type="currency" office:currency="PLN" office:value="39.150582952" calcext:value-type="currency">
            <text:p>39,15 zł</text:p>
          </table:table-cell>
          <table:table-cell table:formula="of:=[.E$3]*[.$B10]" office:value-type="currency" office:currency="PLN" office:value="52.029167216" calcext:value-type="currency">
            <text:p>52,03 zł</text:p>
          </table:table-cell>
          <table:table-cell table:formula="of:=[.F$3]*[.$B10]" office:value-type="currency" office:currency="PLN" office:value="1.7503051072" calcext:value-type="currency">
            <text:p>1,75 zł</text:p>
          </table:table-cell>
          <table:table-cell table:formula="of:=[.G$3]*[.$B10]" office:value-type="currency" office:currency="PLN" office:value="36.7224" calcext:value-type="currency">
            <text:p>36,72 zł</text:p>
          </table:table-cell>
          <table:table-cell table:formula="of:=[.H$3]*[.$B10]" office:value-type="currency" office:currency="PLN" office:value="42.888524016" calcext:value-type="currency">
            <text:p>42,89 zł</text:p>
          </table:table-cell>
          <table:table-cell/>
        </table:table-row>
        <table:table-row table:style-name="ro4">
          <table:table-cell/>
          <table:table-cell table:formula="of:=[$sklep.G15]" office:value-type="currency" office:currency="PLN" office:value="26" calcext:value-type="currency">
            <text:p>26,00 zł</text:p>
          </table:table-cell>
          <table:table-cell table:formula="of:=[.C$3]*[.$B11]" office:value-type="currency" office:currency="PLN" office:value="115.87251208" calcext:value-type="currency">
            <text:p>115,87 zł</text:p>
          </table:table-cell>
          <table:table-cell table:formula="of:=[.D$3]*[.$B11]" office:value-type="currency" office:currency="PLN" office:value="97.87645738" calcext:value-type="currency">
            <text:p>97,88 zł</text:p>
          </table:table-cell>
          <table:table-cell table:formula="of:=[.E$3]*[.$B11]" office:value-type="currency" office:currency="PLN" office:value="130.07291804" calcext:value-type="currency">
            <text:p>130,07 zł</text:p>
          </table:table-cell>
          <table:table-cell table:formula="of:=[.F$3]*[.$B11]" office:value-type="currency" office:currency="PLN" office:value="4.375762768" calcext:value-type="currency">
            <text:p>4,38 zł</text:p>
          </table:table-cell>
          <table:table-cell table:formula="of:=[.G$3]*[.$B11]" office:value-type="currency" office:currency="PLN" office:value="91.806" calcext:value-type="currency">
            <text:p>91,81 zł</text:p>
          </table:table-cell>
          <table:table-cell table:formula="of:=[.H$3]*[.$B11]" office:value-type="currency" office:currency="PLN" office:value="107.22131004" calcext:value-type="currency">
            <text:p>107,22 zł</text:p>
          </table:table-cell>
          <table:table-cell/>
        </table:table-row>
        <table:table-row table:style-name="ro4">
          <table:table-cell/>
          <table:table-cell table:formula="of:=[$sklep.G16]" office:value-type="currency" office:currency="PLN" office:value="75" calcext:value-type="currency">
            <text:p>75,00 zł</text:p>
          </table:table-cell>
          <table:table-cell table:formula="of:=[.C$3]*[.$B12]" office:value-type="currency" office:currency="PLN" office:value="334.247631" calcext:value-type="currency">
            <text:p>334,25 zł</text:p>
          </table:table-cell>
          <table:table-cell table:formula="of:=[.D$3]*[.$B12]" office:value-type="currency" office:currency="PLN" office:value="282.33593475" calcext:value-type="currency">
            <text:p>282,34 zł</text:p>
          </table:table-cell>
          <table:table-cell table:formula="of:=[.E$3]*[.$B12]" office:value-type="currency" office:currency="PLN" office:value="375.2103405" calcext:value-type="currency">
            <text:p>375,21 zł</text:p>
          </table:table-cell>
          <table:table-cell table:formula="of:=[.F$3]*[.$B12]" office:value-type="currency" office:currency="PLN" office:value="12.6223926" calcext:value-type="currency">
            <text:p>12,62 zł</text:p>
          </table:table-cell>
          <table:table-cell table:formula="of:=[.G$3]*[.$B12]" office:value-type="currency" office:currency="PLN" office:value="264.825" calcext:value-type="currency">
            <text:p>264,83 zł</text:p>
          </table:table-cell>
          <table:table-cell table:formula="of:=[.H$3]*[.$B12]" office:value-type="currency" office:currency="PLN" office:value="309.2922405" calcext:value-type="currency">
            <text:p>309,29 zł</text:p>
          </table:table-cell>
          <table:table-cell/>
        </table:table-row>
        <table:table-row table:style-name="ro4">
          <table:table-cell/>
          <table:table-cell table:formula="of:=[$sklep.G17]" office:value-type="currency" office:currency="PLN" office:value="84.83" calcext:value-type="currency">
            <text:p>84,83 zł</text:p>
          </table:table-cell>
          <table:table-cell table:formula="of:=[.C$3]*[.$B13]" office:value-type="currency" office:currency="PLN" office:value="378.0563538364" calcext:value-type="currency">
            <text:p>378,06 zł</text:p>
          </table:table-cell>
          <table:table-cell table:formula="of:=[.D$3]*[.$B13]" office:value-type="currency" office:currency="PLN" office:value="319.3407645979" calcext:value-type="currency">
            <text:p>319,34 zł</text:p>
          </table:table-cell>
          <table:table-cell table:formula="of:=[.E$3]*[.$B13]" office:value-type="currency" office:currency="PLN" office:value="424.3879091282" calcext:value-type="currency">
            <text:p>424,39 zł</text:p>
          </table:table-cell>
          <table:table-cell table:formula="of:=[.F$3]*[.$B13]" office:value-type="currency" office:currency="PLN" office:value="14.27676752344" calcext:value-type="currency">
            <text:p>14,28 zł</text:p>
          </table:table-cell>
          <table:table-cell table:formula="of:=[.G$3]*[.$B13]" office:value-type="currency" office:currency="PLN" office:value="299.53473" calcext:value-type="currency">
            <text:p>299,53 zł</text:p>
          </table:table-cell>
          <table:table-cell table:formula="of:=[.H$3]*[.$B13]" office:value-type="currency" office:currency="PLN" office:value="349.8301434882" calcext:value-type="currency">
            <text:p>349,83 zł</text:p>
          </table:table-cell>
          <table:table-cell/>
        </table:table-row>
        <table:table-row table:style-name="ro4">
          <table:table-cell/>
          <table:table-cell table:formula="of:=[$sklep.G18]" office:value-type="currency" office:currency="PLN" office:value="89.91" calcext:value-type="currency">
            <text:p>89,91 zł</text:p>
          </table:table-cell>
          <table:table-cell table:formula="of:=[.C$3]*[.$B14]" office:value-type="currency" office:currency="PLN" office:value="400.6960600428" calcext:value-type="currency">
            <text:p>400,70 zł</text:p>
          </table:table-cell>
          <table:table-cell table:formula="of:=[.D$3]*[.$B14]" office:value-type="currency" office:currency="PLN" office:value="338.4643185783" calcext:value-type="currency">
            <text:p>338,46 zł</text:p>
          </table:table-cell>
          <table:table-cell table:formula="of:=[.E$3]*[.$B14]" office:value-type="currency" office:currency="PLN" office:value="449.8021561914" calcext:value-type="currency">
            <text:p>449,80 zł</text:p>
          </table:table-cell>
          <table:table-cell table:formula="of:=[.F$3]*[.$B14]" office:value-type="currency" office:currency="PLN" office:value="15.13172424888" calcext:value-type="currency">
            <text:p>15,13 zł</text:p>
          </table:table-cell>
          <table:table-cell table:formula="of:=[.G$3]*[.$B14]" office:value-type="currency" office:currency="PLN" office:value="317.47221" calcext:value-type="currency">
            <text:p>317,47 zł</text:p>
          </table:table-cell>
          <table:table-cell table:formula="of:=[.H$3]*[.$B14]" office:value-type="currency" office:currency="PLN" office:value="370.7795379114" calcext:value-type="currency">
            <text:p>370,78 zł</text:p>
          </table:table-cell>
          <table:table-cell/>
        </table:table-row>
        <table:table-row table:style-name="ro4">
          <table:table-cell/>
          <table:table-cell table:formula="of:=[$sklep.G19]" office:value-type="currency" office:currency="PLN" office:value="19.98" calcext:value-type="currency">
            <text:p>19,98 zł</text:p>
          </table:table-cell>
          <table:table-cell table:formula="of:=[.C$3]*[.$B15]" office:value-type="currency" office:currency="PLN" office:value="89.0435688984" calcext:value-type="currency">
            <text:p>89,04 zł</text:p>
          </table:table-cell>
          <table:table-cell table:formula="of:=[.D$3]*[.$B15]" office:value-type="currency" office:currency="PLN" office:value="75.2142930174" calcext:value-type="currency">
            <text:p>75,21 zł</text:p>
          </table:table-cell>
          <table:table-cell table:formula="of:=[.E$3]*[.$B15]" office:value-type="currency" office:currency="PLN" office:value="99.9560347092" calcext:value-type="currency">
            <text:p>99,96 zł</text:p>
          </table:table-cell>
          <table:table-cell table:formula="of:=[.F$3]*[.$B15]" office:value-type="currency" office:currency="PLN" office:value="3.36260538864" calcext:value-type="currency">
            <text:p>3,36 zł</text:p>
          </table:table-cell>
          <table:table-cell table:formula="of:=[.G$3]*[.$B15]" office:value-type="currency" office:currency="PLN" office:value="70.54938" calcext:value-type="currency">
            <text:p>70,55 zł</text:p>
          </table:table-cell>
          <table:table-cell table:formula="of:=[.H$3]*[.$B15]" office:value-type="currency" office:currency="PLN" office:value="82.3954528692" calcext:value-type="currency">
            <text:p>82,40 zł</text:p>
          </table:table-cell>
          <table:table-cell/>
        </table:table-row>
        <table:table-row table:style-name="ro4">
          <table:table-cell/>
          <table:table-cell table:formula="of:=[$sklep.G20]" office:value-type="currency" office:currency="PLN" office:value="15.2" calcext:value-type="currency">
            <text:p>15,20 zł</text:p>
          </table:table-cell>
          <table:table-cell table:formula="of:=[.C$3]*[.$B16]" office:value-type="currency" office:currency="PLN" office:value="67.740853216" calcext:value-type="currency">
            <text:p>67,74 zł</text:p>
          </table:table-cell>
          <table:table-cell table:formula="of:=[.D$3]*[.$B16]" office:value-type="currency" office:currency="PLN" office:value="57.220082776" calcext:value-type="currency">
            <text:p>57,22 zł</text:p>
          </table:table-cell>
          <table:table-cell table:formula="of:=[.E$3]*[.$B16]" office:value-type="currency" office:currency="PLN" office:value="76.042629008" calcext:value-type="currency">
            <text:p>76,04 zł</text:p>
          </table:table-cell>
          <table:table-cell table:formula="of:=[.F$3]*[.$B16]" office:value-type="currency" office:currency="PLN" office:value="2.5581382336" calcext:value-type="currency">
            <text:p>2,56 zł</text:p>
          </table:table-cell>
          <table:table-cell table:formula="of:=[.G$3]*[.$B16]" office:value-type="currency" office:currency="PLN" office:value="53.6712" calcext:value-type="currency">
            <text:p>53,67 zł</text:p>
          </table:table-cell>
          <table:table-cell table:formula="of:=[.H$3]*[.$B16]" office:value-type="currency" office:currency="PLN" office:value="62.683227408" calcext:value-type="currency">
            <text:p>62,68 zł</text:p>
          </table:table-cell>
          <table:table-cell/>
        </table:table-row>
        <table:table-row table:style-name="ro4">
          <table:table-cell/>
          <table:table-cell table:formula="of:=[$sklep.G21]" office:value-type="currency" office:currency="PLN" office:value="75" calcext:value-type="currency">
            <text:p>75,00 zł</text:p>
          </table:table-cell>
          <table:table-cell table:formula="of:=[.C$3]*[.$B17]" office:value-type="currency" office:currency="PLN" office:value="334.247631" calcext:value-type="currency">
            <text:p>334,25 zł</text:p>
          </table:table-cell>
          <table:table-cell table:formula="of:=[.D$3]*[.$B17]" office:value-type="currency" office:currency="PLN" office:value="282.33593475" calcext:value-type="currency">
            <text:p>282,34 zł</text:p>
          </table:table-cell>
          <table:table-cell table:formula="of:=[.E$3]*[.$B17]" office:value-type="currency" office:currency="PLN" office:value="375.2103405" calcext:value-type="currency">
            <text:p>375,21 zł</text:p>
          </table:table-cell>
          <table:table-cell table:formula="of:=[.F$3]*[.$B17]" office:value-type="currency" office:currency="PLN" office:value="12.6223926" calcext:value-type="currency">
            <text:p>12,62 zł</text:p>
          </table:table-cell>
          <table:table-cell table:formula="of:=[.G$3]*[.$B17]" office:value-type="currency" office:currency="PLN" office:value="264.825" calcext:value-type="currency">
            <text:p>264,83 zł</text:p>
          </table:table-cell>
          <table:table-cell table:formula="of:=[.H$3]*[.$B17]" office:value-type="currency" office:currency="PLN" office:value="309.2922405" calcext:value-type="currency">
            <text:p>309,29 zł</text:p>
          </table:table-cell>
          <table:table-cell/>
        </table:table-row>
        <table:table-row table:style-name="ro4">
          <table:table-cell/>
          <table:table-cell table:formula="of:=[$sklep.G22]" office:value-type="currency" office:currency="PLN" office:value="79.8" calcext:value-type="currency">
            <text:p>79,80 zł</text:p>
          </table:table-cell>
          <table:table-cell table:formula="of:=[.C$3]*[.$B18]" office:value-type="currency" office:currency="PLN" office:value="355.639479384" calcext:value-type="currency">
            <text:p>355,64 zł</text:p>
          </table:table-cell>
          <table:table-cell table:formula="of:=[.D$3]*[.$B18]" office:value-type="currency" office:currency="PLN" office:value="300.405434574" calcext:value-type="currency">
            <text:p>300,41 zł</text:p>
          </table:table-cell>
          <table:table-cell table:formula="of:=[.E$3]*[.$B18]" office:value-type="currency" office:currency="PLN" office:value="399.223802292" calcext:value-type="currency">
            <text:p>399,22 zł</text:p>
          </table:table-cell>
          <table:table-cell table:formula="of:=[.F$3]*[.$B18]" office:value-type="currency" office:currency="PLN" office:value="13.4302257264" calcext:value-type="currency">
            <text:p>13,43 zł</text:p>
          </table:table-cell>
          <table:table-cell table:formula="of:=[.G$3]*[.$B18]" office:value-type="currency" office:currency="PLN" office:value="281.7738" calcext:value-type="currency">
            <text:p>281,77 zł</text:p>
          </table:table-cell>
          <table:table-cell table:formula="of:=[.H$3]*[.$B18]" office:value-type="currency" office:currency="PLN" office:value="329.086943892" calcext:value-type="currency">
            <text:p>329,09 zł</text:p>
          </table:table-cell>
          <table:table-cell/>
        </table:table-row>
        <table:table-row table:style-name="ro4">
          <table:table-cell/>
          <table:table-cell table:formula="of:=[$sklep.G23]" office:value-type="currency" office:currency="PLN" office:value="59.94" calcext:value-type="currency">
            <text:p>59,94 zł</text:p>
          </table:table-cell>
          <table:table-cell table:formula="of:=[.C$3]*[.$B19]" office:value-type="currency" office:currency="PLN" office:value="267.1307066952" calcext:value-type="currency">
            <text:p>267,13 zł</text:p>
          </table:table-cell>
          <table:table-cell table:formula="of:=[.D$3]*[.$B19]" office:value-type="currency" office:currency="PLN" office:value="225.6428790522" calcext:value-type="currency">
            <text:p>225,64 zł</text:p>
          </table:table-cell>
          <table:table-cell table:formula="of:=[.E$3]*[.$B19]" office:value-type="currency" office:currency="PLN" office:value="299.8681041276" calcext:value-type="currency">
            <text:p>299,87 zł</text:p>
          </table:table-cell>
          <table:table-cell table:formula="of:=[.F$3]*[.$B19]" office:value-type="currency" office:currency="PLN" office:value="10.08781616592" calcext:value-type="currency">
            <text:p>10,09 zł</text:p>
          </table:table-cell>
          <table:table-cell table:formula="of:=[.G$3]*[.$B19]" office:value-type="currency" office:currency="PLN" office:value="211.64814" calcext:value-type="currency">
            <text:p>211,65 zł</text:p>
          </table:table-cell>
          <table:table-cell table:formula="of:=[.H$3]*[.$B19]" office:value-type="currency" office:currency="PLN" office:value="247.1863586076" calcext:value-type="currency">
            <text:p>247,19 zł</text:p>
          </table:table-cell>
          <table:table-cell/>
        </table:table-row>
        <table:table-row table:style-name="ro4">
          <table:table-cell/>
          <table:table-cell table:formula="of:=[$sklep.G24]" office:value-type="currency" office:currency="PLN" office:value="15.6" calcext:value-type="currency">
            <text:p>15,60 zł</text:p>
          </table:table-cell>
          <table:table-cell table:formula="of:=[.C$3]*[.$B20]" office:value-type="currency" office:currency="PLN" office:value="69.523507248" calcext:value-type="currency">
            <text:p>69,52 zł</text:p>
          </table:table-cell>
          <table:table-cell table:formula="of:=[.D$3]*[.$B20]" office:value-type="currency" office:currency="PLN" office:value="58.725874428" calcext:value-type="currency">
            <text:p>58,73 zł</text:p>
          </table:table-cell>
          <table:table-cell table:formula="of:=[.E$3]*[.$B20]" office:value-type="currency" office:currency="PLN" office:value="78.043750824" calcext:value-type="currency">
            <text:p>78,04 zł</text:p>
          </table:table-cell>
          <table:table-cell table:formula="of:=[.F$3]*[.$B20]" office:value-type="currency" office:currency="PLN" office:value="2.6254576608" calcext:value-type="currency">
            <text:p>2,63 zł</text:p>
          </table:table-cell>
          <table:table-cell table:formula="of:=[.G$3]*[.$B20]" office:value-type="currency" office:currency="PLN" office:value="55.0836" calcext:value-type="currency">
            <text:p>55,08 zł</text:p>
          </table:table-cell>
          <table:table-cell table:formula="of:=[.H$3]*[.$B20]" office:value-type="currency" office:currency="PLN" office:value="64.332786024" calcext:value-type="currency">
            <text:p>64,33 zł</text:p>
          </table:table-cell>
          <table:table-cell/>
        </table:table-row>
        <table:table-row table:style-name="ro4" table:number-rows-repeated="2">
          <table:table-cell/>
          <table:table-cell table:style-name="Default" table:number-columns-repeated="7"/>
          <table:table-cell/>
        </table:table-row>
        <table:table-row table:style-name="ro4">
          <table:table-cell/>
          <table:table-cell table:style-name="Default" table:number-columns-repeated="7"/>
          <table:table-cell office:value-type="string" calcext:value-type="string">
            <text:p>Róża Wójcicka 2a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Ubuntu" svg:font-family="Ubuntu"/>
    <style:font-face style:name="Arial CE1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1" loext:min-decimal-places="1" number:min-integer-digits="1"/>
    </number:number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pl" number:country="PL">zł</number:currency-symbol>
      <number:text>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pl" number:country="PL">zł</number:currency-symbol>
      <number:text>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25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25P0"/>
    </number:currency-style>
    <number:currency-style style:name="N10126P0" style:volatile="true" number:language="pl" number:country="PL">
      <number:currency-symbol number:language="es" number:country="EC">S/</number:currency-symbol>
      <number:number number:decimal-places="2" loext:min-decimal-places="2" number:min-integer-digits="1" number:grouping="true"/>
    </number:currency-style>
    <number:currency-style style:name="N10126" number:language="pl" number:country="PL">
      <style:text-properties fo:color="#ff0000"/>
      <number:currency-symbol number:language="es" number:country="EC">S/</number:currency-symbol>
      <number:text>-</number:text>
      <number:number number:decimal-places="2" loext:min-decimal-places="2" number:min-integer-digits="1" number:grouping="true"/>
      <style:map style:condition="value()&gt;=0" style:apply-style-name="N10126P0"/>
    </number:currency-style>
    <number:currency-style style:name="N10127P0" style:volatile="true" number:language="pl" number:country="PL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27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27P0"/>
    </number:currency-style>
    <number:currency-style style:name="N10128P0" style:volatile="true" number:language="pl" number:country="PL">
      <number:number number:decimal-places="2" loext:min-decimal-places="2" number:min-integer-digits="1" number:grouping="true"/>
      <number:text> </number:text>
      <number:currency-symbol>ECS</number:currency-symbol>
    </number:currency-style>
    <number:currency-style style:name="N1012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CS</number:currency-symbol>
      <style:map style:condition="value()&gt;=0" style:apply-style-name="N10128P0"/>
    </number:currency-style>
    <number:currency-style style:name="N10129P0" style:volatile="true" number:language="pl" number:country="PL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0129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0129P0"/>
    </number:currency-style>
    <style:style style:name="Default" style:family="table-cell">
      <style:table-cell-properties style:rotation-align="none" style:vertical-align="bottom"/>
      <style:text-properties style:font-name="Arial CE" fo:font-family="'Arial CE'" style:font-name-asian="Noto Sans CJK SC" style:font-family-asian="'Noto Sans CJK SC'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krasnale" style:display-name="PageStyle_krasna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lasyfikacja" style:display-name="PageStyle_klasyfikacj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.mnoz." style:display-name="PageStyle_tabl.mnoz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ryteria" style:display-name="PageStyle_kryteri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zaddom" style:display-name="PageStyle_zaddom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zowska</meta:initial-creator>
    <meta:creation-date>2005-11-29T11:56:31</meta:creation-date>
    <dc:date>2020-09-06T20:54:49.328096811</dc:date>
    <meta:generator>LibreOffice/6.0.7.3$Linux_X86_64 LibreOffice_project/00m0$Build-3</meta:generator>
    <meta:editing-duration>PT17M21S</meta:editing-duration>
    <meta:editing-cycles>3</meta:editing-cycles>
    <meta:document-statistic meta:table-count="2" meta:cell-count="3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